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0e0766" officeooo:paragraph-rsid="000e0766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4b497" officeooo:paragraph-rsid="0014b49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bold" officeooo:rsid="0014b497" officeooo:paragraph-rsid="0014b49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e0766" officeooo:paragraph-rsid="0012a30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e0766" officeooo:paragraph-rsid="000e076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1553a" officeooo:paragraph-rsid="0011553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1553a" officeooo:paragraph-rsid="00142b7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0e0766" officeooo:paragraph-rsid="000e0766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officeooo:rsid="000e0766" officeooo:paragraph-rsid="0012a30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officeooo:rsid="000e0766" officeooo:paragraph-rsid="0019cccb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0e0766" officeooo:paragraph-rsid="0019ccc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bold" officeooo:rsid="0020f4e7" officeooo:paragraph-rsid="0020f4e7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0f4e7" officeooo:paragraph-rsid="0020f4e7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7517" officeooo:paragraph-rsid="0021751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bold" officeooo:rsid="0021daf5" officeooo:paragraph-rsid="000e0766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0f4e7" officeooo:paragraph-rsid="0020f4e7" fo:background-color="#fff20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1fc00" officeooo:paragraph-rsid="0021fc00" fo:background-color="#fff20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21fc00" officeooo:paragraph-rsid="0021fc0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ce181e" style:font-name="Liberation Serif" fo:font-size="12pt" style:text-underline-style="none" fo:font-weight="bold" officeooo:rsid="0021daf5" officeooo:paragraph-rsid="0021daf5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2pt" style:text-underline-style="none" fo:font-weight="normal" officeooo:rsid="0012a30f" officeooo:paragraph-rsid="0012a30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2pt" style:text-underline-style="none" fo:font-weight="normal" officeooo:rsid="0021daf5" officeooo:paragraph-rsid="0021fc0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2pt" style:text-underline-style="none" fo:font-weight="normal" officeooo:rsid="0021fc00" officeooo:paragraph-rsid="0021fc0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2pt" style:text-underline-style="none" fo:font-weight="normal" officeooo:rsid="00255893" officeooo:paragraph-rsid="00255893" style:font-size-asian="12pt" style:font-weight-asian="normal" style:font-size-complex="12pt" style:font-weight-complex="normal"/>
    </style:style>
    <style:style style:name="T1" style:family="text">
      <style:text-properties officeooo:rsid="0020f4e7"/>
    </style:style>
    <style:style style:name="T2" style:family="text">
      <style:text-properties officeooo:rsid="00217517"/>
    </style:style>
    <style:style style:name="T3" style:family="text">
      <style:text-properties officeooo:rsid="0021fc00"/>
    </style:style>
    <style:style style:name="T4" style:family="text">
      <style:text-properties fo:color="#000000" fo:background-color="#fff200" loext:char-shading-value="0"/>
    </style:style>
    <style:style style:name="T5" style:family="text">
      <style:text-properties fo:background-color="#fff200" loext:char-shading-value="0"/>
    </style:style>
    <style:style style:name="T6" style:family="text">
      <style:text-properties fo:background-color="#fff200" loext:char-shading-value="0"/>
    </style:style>
    <style:style style:name="T7" style:family="text">
      <style:text-properties officeooo:rsid="0021fc00" fo:background-color="#fff200" loext:char-shading-value="0"/>
    </style:style>
    <style:style style:name="T8" style:family="text">
      <style:text-properties officeooo:rsid="00255893" fo:background-color="#fff200" loext:char-shading-value="0"/>
    </style:style>
    <style:style style:name="T9" style:family="text">
      <style:text-properties officeooo:rsid="00255893" fo:background-color="#fff200" loext:char-shading-value="0"/>
    </style:style>
    <style:style style:name="T10" style:family="text">
      <style:text-properties officeooo:rsid="00255893"/>
    </style:style>
    <style:style style:name="T11" style:family="text">
      <style:text-properties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EACH-Report – <text:span text:style-name="T6">labour law</text:span></text:p>
      <text:p text:style-name="P1"/>
      <text:p text:style-name="P19">URGENT! LIMITATION IMMINENT!</text:p>
      <text:p text:style-name="P8"/>
      <text:p text:style-name="P9"/>
      <text:p text:style-name="P10"><text:span text:style-name="T1">Client</text:span>:</text:p>
      <text:p text:style-name="P16">John Doe</text:p>
      <text:p text:style-name="P16">Examplestreet 1</text:p>
      <text:p text:style-name="P16">12345 Egtown</text:p>
      <text:p text:style-name="P4"/>
      <text:p text:style-name="P5"/>
      <text:p text:style-name="P11"><text:span text:style-name="T3">Opposing party</text:span>:</text:p>
      <text:p text:style-name="P16">Examplecompany S.E.</text:p>
      <text:p text:style-name="P16">Workavenue 2</text:p>
      <text:p text:style-name="P16">12345 Egtown</text:p>
      <text:p text:style-name="P5"/>
      <text:p text:style-name="P5"/>
      <text:p text:style-name="P5"/>
      <text:p text:style-name="P12"><text:span text:style-name="T2">F</text:span>acts</text:p>
      <text:p text:style-name="P13"/>
      <text:p text:style-name="P14">Topic: <text:span text:style-name="T6">labour law</text:span>, <text:span text:style-name="T6">termination of contract</text:span></text:p>
      <text:p text:style-name="P20"/>
      <text:p text:style-name="P18">The Client, age <text:span text:style-name="T4">45</text:span> has been employed at <text:span text:style-name="T6">examplecompany</text:span> since <text:span text:style-name="T6">2003</text:span>. A contract has been concluded in [<text:span text:style-name="T6">written form</text:span><text:span text:style-name="T11"> </text:span><text:span text:style-name="T6">(see attachement)</text:span>. The client worked at <text:span text:style-name="T6">example</text:span><text:span text:style-name="T9">workplace</text:span> with an estimate of <text:span text:style-name="T6">200</text:span> coworkers.</text:p>
      <text:p text:style-name="P21">The client recieved a termination notice <text:span text:style-name="T6">in written form</text:span> <text:span text:style-name="T7">(</text:span><text:span text:style-name="T6">see attachment)</text:span> on <text:span text:style-name="T6">10.09.2018</text:span>. </text:p>
      <text:p text:style-name="P22">Regarding pregnancy, motherhood or maternity leave at the time of the layoff the client states: „<text:span text:style-name="T9">No, I don‘t have any children</text:span>“</text:p>
      <text:p text:style-name="P23">Please contact the client as soon as possible, via <text:span text:style-name="T6">0049 – 151/11223344</text:span><text:span text:style-name="T11">.</text:span></text:p>
      <text:p text:style-name="P7"/>
      <text:p text:style-name="P3">A<text:span text:style-name="T3">ttachements</text:span></text:p>
      <text:p text:style-name="P2"/>
      <text:p text:style-name="P17">[file1:contract]</text:p>
      <text:p text:style-name="P17">[file2:termination]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5:16:59.469058327</meta:creation-date>
    <dc:date>2018-09-18T17:05:27.861276222</dc:date>
    <meta:editing-duration>PT34M49S</meta:editing-duration>
    <meta:editing-cycles>14</meta:editing-cycles>
    <meta:generator>LibreOffice/5.4.7.2$MacOSX_X86_64 LibreOffice_project/c838ef25c16710f8838b1faec480ebba495259d0</meta:generator>
    <dc:creator>Georg Schneider</dc:creator>
    <meta:document-statistic meta:table-count="0" meta:image-count="0" meta:object-count="0" meta:page-count="1" meta:paragraph-count="19" meta:word-count="108" meta:character-count="739" meta:non-whitespace-character-count="647"/>
  </office:meta>
</office:document-meta>
</file>